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-complex="F1"/>
    </style:style>
    <style:style style:name="P4" style:family="paragraph" style:parent-style-name="Text_20_body" style:list-style-name="WWNum1"/>
    <style:style style:name="P5" style:family="paragraph" style:parent-style-name="Text_20_body">
      <style:text-properties style:font-name="Lucida Sans" fo:font-size="18.5pt" fo:font-weight="bold" style:font-size-asian="18.5pt" style:font-weight-asian="bold" style:font-name-complex="F1" style:font-size-complex="18.5pt"/>
    </style:style>
    <style:style style:name="P6" style:family="paragraph" style:parent-style-name="Text_20_body">
      <style:paragraph-properties fo:margin-left="0.4925in" fo:margin-right="0in" fo:text-indent="0in" style:auto-text-indent="false"/>
    </style:style>
    <style:style style:name="P7" style:family="paragraph" style:parent-style-name="Text_20_body">
      <style:paragraph-properties fo:margin-left="0.3in" fo:margin-right="0in" fo:text-indent="0in" style:auto-text-indent="false"/>
      <style:text-properties style:font-name="Lucida Sans" fo:font-size="18.5pt" fo:font-weight="bold" style:font-size-asian="18.5pt" style:font-weight-asian="bold" style:font-name-complex="F1" style:font-size-complex="18.5pt"/>
    </style:style>
    <style:style style:name="P8" style:family="paragraph" style:parent-style-name="Heading_20_1" style:list-style-name="WWNum1">
      <style:paragraph-properties fo:text-align="center" style:justify-single-word="false"/>
    </style:style>
    <style:style style:name="P9" style:family="paragraph" style:parent-style-name="Heading_20_3" style:list-style-name="WWNum1"/>
    <style:style style:name="P10" style:family="paragraph" style:parent-style-name="Heading_20_2" style:list-style-name="WWNum1"/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-complex="F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.5pt" style:font-size-asian="18.5pt" style:font-size-complex="18.5pt"/>
    </style:style>
    <style:style style:name="T7" style:family="text">
      <style:text-properties fo:font-size="18.5pt" style:font-size-asian="18.5pt" style:language-asian="en" style:country-asian="US" style:font-size-complex="18.5pt" style:language-complex="en" style:country-complex="US"/>
    </style:style>
    <style:style style:name="T8" style:family="text">
      <style:text-properties fo:font-size="18.5pt" style:font-size-asian="18.5pt" style:font-name-complex="F1" style:font-size-complex="18.5pt"/>
    </style:style>
    <style:style style:name="T9" style:family="text">
      <style:text-properties style:font-name="Lucida Sans" fo:font-size="18.5pt" fo:font-weight="bold" style:font-size-asian="18.5pt" style:font-weight-asian="bold" style:font-name-complex="F1" style:font-size-complex="18.5pt"/>
    </style:style>
    <style:style style:name="T10" style:family="text">
      <style:text-properties style:font-name="F" fo:font-size="18.5pt" style:font-size-asian="18.5pt" style:font-name-complex="F1" style:font-size-complex="1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学生信息系统</text:span></text:p>
      <text:p text:style-name="P2"/>
      <text:list xml:id="list1588132406035560092" text:style-name="WWNum1">
        <text:list-item>
          <text:h text:style-name="P8" text:outline-level="1"><text:span text:style-name="T2">程序流程</text:span></text:h>
        </text:list-item>
      </text:list>
      <text:p text:style-name="P2"/>
      <text:p text:style-name="Standard">每个界面要单独做一页</text:p>
      <text:list xml:id="list1980355979" text:continue-numbering="true" text:style-name="WWNum1">
        <text:list-item>
          <text:list>
            <text:list-item>
              <text:h text:style-name="P10" text:outline-level="2"><text:span text:style-name="T3">A.登陆界面</text:span></text:h>
            </text:list-item>
          </text:list>
        </text:list-item>
      </text:list>
      <text:p text:style-name="Text_20_body">三个入口：1学生入口，2教师入口，3管理员入口， 0退出系统</text:p>
      <text:p text:style-name="Text_20_body"><text:tab/></text:p>
      <text:p text:style-name="Text_20_body"/>
      <text:p text:style-name="Text_20_body"/>
      <text:list xml:id="list483787685" text:continue-numbering="true" text:style-name="WWNum1">
        <text:list-item>
          <text:list>
            <text:list-item>
              <text:h text:style-name="P10" text:outline-level="2"><text:span text:style-name="T3">B.操作</text:span></text:h>
              <text:list>
                <text:list-item>
                  <text:h text:style-name="P9" text:outline-level="3">1.学生入口</text:h>
                </text:list-item>
              </text:list>
            </text:list-item>
          </text:list>
        </text:list-item>
      </text:list>
      <text:p text:style-name="P6">界面1.1</text:p>
      <text:p text:style-name="P6"><text:tab/>欢迎登陆，显示当前日期时间</text:p>
      <text:p text:style-name="Text_20_body"><text:tab/><text:tab/></text:p>
      <text:p text:style-name="Text_20_body"><text:tab/><text:tab/>1.1.1查看自己所有成绩和信息</text:p>
      <text:p text:style-name="Text_20_body"><text:tab/><text:tab/><text:tab/>1.1.1.a </text:p>
      <text:p text:style-name="Text_20_body"><text:tab/><text:tab/><text:tab/>信息包含 学号，姓名，科目a,b,c成绩，总成绩,在班级中的名次</text:p>
      <text:p text:style-name="Text_20_body"><text:tab/><text:tab/><text:tab/>1.1.1.b</text:p>
      <text:p text:style-name="Text_20_body"><text:tab/><text:tab/><text:tab/>查看课程名字，课程时间</text:p>
      <text:p text:style-name="Text_20_body"><text:tab/><text:tab/><text:tab/>1.1.1.c</text:p>
      <text:p text:style-name="Text_20_body"><text:tab/><text:tab/><text:tab/>修改登陆密码并立即保存退出要求重新登陆</text:p>
      <text:p text:style-name="Text_20_body"><text:tab/><text:tab/>//2.按学期查看自己成绩</text:p>
      <text:p text:style-name="Text_20_body"><text:tab/><text:tab/>3.退出</text:p>
      <text:list xml:id="list311585883" text:continue-numbering="true" text:style-name="WWNum1">
        <text:list-item>
          <text:list>
            <text:list-item>
              <text:list>
                <text:list-item>
                  <text:h text:style-name="P9" text:outline-level="3">2.教师入口</text:h>
                </text:list-item>
              </text:list>
            </text:list-item>
          </text:list>
        </text:list-item>
      </text:list>
      <text:p text:style-name="Text_20_body"><text:tab/>界面2.1</text:p>
      <text:p text:style-name="Text_20_body"><text:tab/><text:tab/>欢迎登陆，显示当前日期时间</text:p>
      <text:p text:style-name="Text_20_body"/>
      <text:p text:style-name="Text_20_body"><text:tab/><text:tab/>每个界面下面有返回return_up上一层，有返回主界面return_main，有退出exit;</text:p>
      <text:p text:style-name="Text_20_body"><text:soft-page-break/><text:tab/><text:tab/></text:p>
      <text:p text:style-name="Text_20_body"><text:tab/><text:tab/>2.1.1查看自己的信息</text:p>
      <text:p text:style-name="Text_20_body"><text:tab/><text:tab/><text:tab/>2.1.1.a</text:p>
      <text:p text:style-name="Text_20_body"><text:tab/><text:tab/><text:tab/>信息包含教工编号，姓名,所教课程,班级人数</text:p>
      <text:p text:style-name="Text_20_body"><text:tab/><text:tab/><text:tab/>2.1.1.b</text:p>
      <text:p text:style-name="Text_20_body"><text:tab/><text:tab/><text:tab/>修改登陆密码并立即保存退出要求重新登陆</text:p>
      <text:p text:style-name="Text_20_body"><text:tab/><text:tab/>2.2.1查看班级学生成绩</text:p>
      <text:p text:style-name="Text_20_body"><text:tab/><text:tab/><text:tab/>2.2.1.a</text:p>
      <text:p text:style-name="Text_20_body"><text:tab/><text:tab/><text:tab/>学号，姓名，科目a,b,c成绩，总成绩，名次</text:p>
      <text:p text:style-name="Text_20_body"/>
      <text:p text:style-name="Text_20_body"><text:tab/><text:tab/>2.3.1查看某学生信息</text:p>
      <text:p text:style-name="Text_20_body"><text:tab/><text:tab/><text:tab/>2.3.1.a</text:p>
      <text:p text:style-name="Text_20_body"><text:tab/><text:tab/><text:tab/>学号，姓名，科目a,b,c成绩，总成绩</text:p>
      <text:p text:style-name="Text_20_body"><text:tab/><text:tab/><text:tab/>2.3.1.b</text:p>
      <text:p text:style-name="Text_20_body"><text:tab/><text:tab/><text:tab/>修改学生信息<text:span text:style-name="T4">(不可以删除学生信息)</text:span></text:p>
      <text:p text:style-name="Text_20_body"><text:tab/><text:tab/>2.4.1查看科目a成绩信息</text:p>
      <text:p text:style-name="Text_20_body"><text:tab/><text:tab/><text:tab/>2.4.1.b</text:p>
      <text:p text:style-name="Text_20_body"><text:tab/><text:tab/><text:tab/>学号，姓名，a/b/c成绩，名次</text:p>
      <text:p text:style-name="Text_20_body"><text:tab/><text:tab/><text:tab/>2.4.1.b</text:p>
      <text:p text:style-name="Text_20_body"><text:tab/><text:tab/><text:tab/>修改此科目成绩</text:p>
      <text:p text:style-name="Text_20_body"><text:tab/><text:tab/><text:tab/>2.4.1.c</text:p>
      <text:p text:style-name="Text_20_body"><text:tab/><text:tab/><text:tab/>立即保存</text:p>
      <text:p text:style-name="Text_20_body"><text:tab/><text:tab/>2.5.1查看科目b成绩信息</text:p>
      <text:p text:style-name="Text_20_body"><text:tab/><text:tab/><text:tab/>2.5.1.a</text:p>
      <text:p text:style-name="Text_20_body"><text:tab/><text:tab/><text:tab/>学号，姓名，a/b/c成绩，名次</text:p>
      <text:p text:style-name="Standard"><text:tab/><text:tab/><text:tab/>2.5.1.b</text:p>
      <text:p text:style-name="Text_20_body"><text:tab/><text:tab/><text:tab/>修改此科目成绩</text:p>
      <text:p text:style-name="Text_20_body"><text:tab/><text:tab/><text:tab/>2.5.1.c</text:p>
      <text:p text:style-name="Text_20_body"><text:tab/><text:tab/><text:tab/>立即保存</text:p>
      <text:p text:style-name="Text_20_body"><text:tab/><text:tab/>2.6.1查看科目c成绩信息</text:p>
      <text:p text:style-name="Text_20_body"><text:tab/><text:tab/><text:tab/>2.6.1.a</text:p>
      <text:p text:style-name="Text_20_body"><text:tab/><text:tab/><text:tab/>学号，姓名，a/b/c成绩，名次</text:p>
      <text:p text:style-name="Text_20_body"><text:tab/><text:tab/><text:tab/>2.6.1.b</text:p>
      <text:p text:style-name="Text_20_body"><text:tab/><text:tab/><text:tab/>修改此科目成绩</text:p>
      <text:p text:style-name="Text_20_body"><text:soft-page-break/><text:tab/><text:tab/><text:tab/>2.6.1.c</text:p>
      <text:p text:style-name="Text_20_body"><text:tab/><text:tab/><text:tab/>立即保存</text:p>
      <text:p text:style-name="Text_20_body">---------------------------------------------------------------------------------------------------------------------------</text:p>
      <text:p text:style-name="Text_20_body"><text:tab/><text:tab/>2.7.1保存功能</text:p>
      <text:p text:style-name="Text_20_body"><text:tab/><text:tab/><text:tab/>2.7.1.a</text:p>
      <text:p text:style-name="Text_20_body"><text:tab/><text:tab/><text:tab/>主动写入文件</text:p>
      <text:p text:style-name="Text_20_body"><text:tab/><text:tab/><text:tab/>2.7.1.b</text:p>
      <text:p text:style-name="Text_20_body"><text:tab/><text:tab/><text:tab/>退出前若无保存则提示保存</text:p>
      <text:p text:style-name="Text_20_body"/>
      <text:list xml:id="list1722910736" text:continue-numbering="true" text:style-name="WWNum1">
        <text:list-item>
          <text:list>
            <text:list-item>
              <text:list>
                <text:list-item>
                  <text:h text:style-name="P9" text:outline-level="3">3.管理员入口</text:h>
                </text:list-item>
              </text:list>
            </text:list-item>
          </text:list>
        </text:list-item>
      </text:list>
      <text:p text:style-name="Text_20_body"/>
      <text:list xml:id="list2149066464" text:continue-numbering="true" text:style-name="WWNum1">
        <text:list-item>
          <text:list>
            <text:list-item>
              <text:h text:style-name="P10" text:outline-level="2"><text:span text:style-name="T3">C.文件系统</text:span></text:h>
            </text:list-item>
          </text:list>
        </text:list-item>
      </text:list>
      <text:p text:style-name="Text_20_body"><text:span text:style-name="T3"><text:tab/>大目录如下</text:span></text:p>
      <text:p text:style-name="Text_20_body"><text:span text:style-name="T5"><text:tab/>/doc</text:span></text:p>
      <text:p text:style-name="Text_20_body"><text:span text:style-name="T5"><text:tab/><text:tab/>documentation.odt</text:span></text:p>
      <text:p text:style-name="Text_20_body"><text:span text:style-name="T5"><text:tab/>/src</text:span></text:p>
      <text:p text:style-name="Text_20_body"><text:span text:style-name="T5"><text:tab/><text:tab/>main.c</text:span></text:p>
      <text:p text:style-name="Text_20_body"><text:span text:style-name="T5"><text:tab/><text:tab/>student.c</text:span></text:p>
      <text:p text:style-name="Text_20_body"><text:span text:style-name="T5"><text:tab/><text:tab/>student.h</text:span></text:p>
      <text:p text:style-name="Text_20_body"><text:span text:style-name="T5"><text:tab/><text:tab/>teacher.c</text:span></text:p>
      <text:p text:style-name="Text_20_body"><text:span text:style-name="T5"><text:tab/><text:tab/>teacher.h</text:span></text:p>
      <text:p text:style-name="Text_20_body"><text:span text:style-name="T5"><text:tab/><text:tab/>common.h</text:span></text:p>
      <text:p text:style-name="Text_20_body"><text:span text:style-name="T5"><text:tab/><text:tab/>meanu.c</text:span></text:p>
      <text:p text:style-name="Text_20_body"><text:span text:style-name="T5"><text:tab/><text:tab/>**tooler.c</text:span></text:p>
      <text:p text:style-name="Text_20_body"><text:span text:style-name="T5"><text:tab/><text:tab/>**tooler.h</text:span></text:p>
      <text:p text:style-name="Text_20_body"><text:span text:style-name="T5"><text:tab/><text:tab/>**Makefile</text:span></text:p>
      <text:p text:style-name="Text_20_body"><text:span text:style-name="T5"><text:tab/>/db</text:span></text:p>
      <text:p text:style-name="Text_20_body"><text:span text:style-name="T5"><text:tab/><text:tab/>/p_info</text:span></text:p>
      <text:p text:style-name="Text_20_body"><text:span text:style-name="T5"><text:tab/><text:tab/><text:tab/>stu</text:span></text:p>
      <text:p text:style-name="Text_20_body"><text:span text:style-name="T5"><text:tab/><text:tab/><text:tab/>tch</text:span></text:p>
      <text:p text:style-name="Text_20_body"><text:soft-page-break/><text:span text:style-name="T5"><text:tab/><text:tab/><text:tab/>course</text:span></text:p>
      <text:p text:style-name="Text_20_body"><text:soft-page-break/><text:span text:style-name="T5"><text:tab/><text:tab/>/pass</text:span></text:p>
      <text:p text:style-name="Text_20_body"><text:span text:style-name="T5"><text:tab/><text:tab/><text:tab/>stu</text:span></text:p>
      <text:p text:style-name="Text_20_body"><text:span text:style-name="T5"><text:tab/><text:tab/><text:tab/>tch</text:span></text:p>
      <text:p text:style-name="Text_20_body"><text:span text:style-name="T5"><text:tab/><text:tab/><text:tab/>admin</text:span></text:p>
      <text:p text:style-name="Text_20_body"><text:span text:style-name="T3">// **标注表示不明所以</text:span></text:p>
      <text:p text:style-name="Text_20_body"><text:span text:style-name="T3"><text:tab/><text:tab/></text:span></text:p>
      <text:p text:style-name="Text_20_body"/>
      <text:p text:style-name="Text_20_body"><text:tab/>1.登陆密码管理</text:p>
      <text:p text:style-name="Text_20_body"><text:tab/><text:tab/>学生，教师，管理员 用户名密码分别存储在3个不同文件中，密码需要特殊处理</text:p>
      <text:p text:style-name="Text_20_body"><text:tab/><text:tab/>/db/pass</text:p>
      <text:p text:style-name="Text_20_body"><text:soft-page-break/><text:tab/>2.学生，课程，教师系统需要分别存储在不同文件中</text:p>
      <text:p text:style-name="Text_20_body"><text:tab/><text:tab/>/p_info/stu</text:p>
      <text:p text:style-name="Text_20_body"><text:tab/><text:tab/>/p_info/tch</text:p>
      <text:p text:style-name="Text_20_body"><text:tab/><text:tab/>/p_info/course</text:p>
      <text:p text:style-name="Text_20_body"/>
      <text:p text:style-name="Text_20_body"><text:tab/></text:p>
      <text:p text:style-name="Text_20_body"><text:tab/></text:p>
      <text:list xml:id="list1163489901" text:continue-numbering="true" text:style-name="WWNum1">
        <text:list-item>
          <text:h text:style-name="P8" text:outline-level="1"><text:tab/><text:span text:style-name="T2">具体方法及函数</text:span></text:h>
        </text:list-item>
      </text:list>
      <text:p text:style-name="P2"/>
      <text:list xml:id="list790005964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main.c</text:span></text:h>
                </text:list-item>
              </text:list>
            </text:list-item>
          </text:list>
        </text:list-item>
      </text:list>
      <text:p text:style-name="Text_20_body"><text:span text:style-name="T7"><text:tab/>fscanf();</text:span></text:p>
      <text:p text:style-name="Text_20_body"><text:span text:style-name="T7"><text:tab/>login();</text:span></text:p>
      <text:p text:style-name="Text_20_body"><text:span text:style-name="T7"><text:tab/>student();</text:span></text:p>
      <text:p text:style-name="Text_20_body"><text:span text:style-name="T7"><text:tab/>teacher();</text:span></text:p>
      <text:p text:style-name="Text_20_body"><text:span text:style-name="T7"><text:tab/>admin();</text:span></text:p>
      <text:p text:style-name="Text_20_body"><text:span text:style-name="T7"><text:tab/>logout();</text:span></text:p>
      <text:p text:style-name="Text_20_body"><text:span text:style-name="T7"><text:tab/>fprintf();</text:span></text:p>
      <text:p text:style-name="Text_20_body"/>
      <text:p text:style-name="Text_20_body"><text:span text:style-name="T6"><text:tab/></text:span></text:p>
      <text:p text:style-name="Text_20_body"><text:span text:style-name="T6"><text:tab/></text:span></text:p>
      <text:list xml:id="list289390891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log_</text:span><text:span text:style-name="T8">sys</text:span><text:span text:style-name="T6">.c</text:span></text:h>
                </text:list-item>
              </text:list>
            </text:list-item>
          </text:list>
        </text:list-item>
      </text:list>
      <text:p text:style-name="Text_20_body"><text:soft-page-break/><text:span text:style-name="T6"><text:tab/>login()</text:span></text:p>
      <text:p text:style-name="Text_20_body"><text:span text:style-name="T6"><text:tab/>logout(</text:span><text:span text:style-name="T8">)</text:span></text:p>
      <text:p text:style-name="Text_20_body"/>
      <text:list xml:id="list1307442823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link.c</text:span></text:h>
                </text:list-item>
              </text:list>
            </text:list-item>
          </text:list>
        </text:list-item>
      </text:list>
      <text:p text:style-name="Text_20_body"><text:span text:style-name="T6"><text:tab/>Struct student *stu;</text:span></text:p>
      <text:list xml:id="list950590969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file_operate.c</text:span></text:h>
                </text:list-item>
              </text:list>
            </text:list-item>
          </text:list>
        </text:list-item>
      </text:list>
      <text:p text:style-name="Text_20_body"><text:span text:style-name="T6"><text:tab/>fscanf();</text:span></text:p>
      <text:p text:style-name="Text_20_body"><text:span text:style-name="T6"><text:tab/>fprintf();</text:span></text:p>
      <text:p text:style-name="Text_20_body"><text:span text:style-name="T6"><text:tab/></text:span></text:p>
      <text:list xml:id="list834893442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student</text:span><text:span text:style-name="T8">.c</text:span></text:h>
                </text:list-item>
              </text:list>
            </text:list-item>
          </text:list>
        </text:list-item>
      </text:list>
      <text:p text:style-name="Text_20_body"><text:span text:style-name="T6"><text:tab/></text:span></text:p>
      <text:list xml:id="list1671204532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teacher</text:span></text:h>
                </text:list-item>
              </text:list>
            </text:list-item>
          </text:list>
        </text:list-item>
      </text:list>
      <text:p text:style-name="P3"/>
      <text:list xml:id="list449390212" text:continue-numbering="true" text:style-name="WWNum1">
        <text:list-item>
          <text:p text:style-name="P4"><text:span text:style-name="T9">meanu.c</text:span></text:p>
        </text:list-item>
      </text:list>
      <text:p text:style-name="P5"/>
      <text:p text:style-name="P7"/>
      <text:p text:style-name="Text_20_body"/>
      <text:list xml:id="list1190745176" text:continue-numbering="true" text:style-name="WWNum1">
        <text:list-item>
          <text:list>
            <text:list-item>
              <text:list>
                <text:list-item>
                  <text:h text:style-name="P9" text:outline-level="3"><text:span text:style-name="T6">common.h</text:span></text:h>
                </text:list-item>
              </text:list>
            </text:list-item>
          </text:list>
        </text:list-item>
      </text:list>
      <text:p text:style-name="Text_20_body"><text:span text:style-name="T6"><text:tab/>#define scroll_screen </text:span><text:span text:style-name="T10"><text:s/>/n/n/n/n/n/n/n/n/n/n/n/n/n/n/n/n/n/n/n/n/n/n/n/n/n/n/n/n/n/n/n/n <text:tab/>\\20total</text:span></text:p>
      <text:p text:style-name="Text_20_body"><text:span text:style-name="T6"><text:tab/></text:span>Struct student</text:p>
      <text:p text:style-name="Text_20_body"><text:tab/>{</text:p>
      <text:p text:style-name="Text_20_body"><text:soft-page-break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.5pt" fo:language="en" fo:country="US" style:letter-kerning="true" style:font-name-asian="DejaVu Sans" style:font-size-asian="10.5pt" style:language-asian="zh" style:country-asian="CN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size="12pt" style:font-name-asian="DejaVu Sans" style:font-size-asian="12pt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.3in" fo:margin-right="0in" fo:text-indent="-0.3in" style:auto-text-indent="false">
        <style:tab-stops>
          <style:tab-stop style:position="0.3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4in" fo:margin-right="0in" fo:text-indent="-0.4in" style:auto-text-indent="false">
        <style:tab-stops>
          <style:tab-stop style:position="0.4in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left="0.6in" fo:margin-right="0in" fo:text-indent="-0.6in" style:auto-text-indent="false">
        <style:tab-stops>
          <style:tab-stop style:position="0.6in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left="0.7in" fo:margin-right="0in" fo:text-indent="-0.7in" style:auto-text-indent="false">
        <style:tab-stops>
          <style:tab-stop style:position="0.7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left="0.8in" fo:margin-right="0in" fo:text-indent="-0.8in" style:auto-text-indent="false">
        <style:tab-stops>
          <style:tab-stop style:position="0.8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left="0.9in" fo:margin-right="0in" fo:text-indent="-0.9in" style:auto-text-indent="false">
        <style:tab-stops>
          <style:tab-stop style:position="0.9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left="1in" fo:margin-right="0in" fo:text-indent="-1in" style:auto-text-indent="false">
        <style:tab-stops>
          <style:tab-stop style:position="1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left="1.1in" fo:margin-right="0in" fo:text-indent="-1.1in" style:auto-text-indent="false">
        <style:tab-stops>
          <style:tab-stop style:position="1.1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size-complex="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size-complex="8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1.1in" fo:margin-right="0in" fo:text-indent="-1.1in" style:auto-text-indent="false">
        <style:tab-stops>
          <style:tab-stop style:position="1.1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style:font-name="Liberation Serif" fo:font-size="9pt" style:font-name-asian="DejaVu Sans" style:font-size-asian="9pt" style:font-name-complex="Mangal" style:font-size-complex="8pt" style:language-complex="hi" style:country-complex="IN"/>
    </style:style>
    <style:style style:name="页脚_20_Char" style:display-name="页脚 Char" style:family="text" style:parent-style-name="Default_20_Paragraph_20_Font">
      <style:text-properties style:font-name="Liberation Serif" fo:font-size="9pt" style:font-name-asian="DejaVu Sans" style:font-size-asian="9pt" style:font-name-complex="Mangal" style:font-size-complex="8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MIS<text:tab/><text:tab/>bigh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1</dc:creator>
    <meta:editing-cycles>17</meta:editing-cycles>
    <meta:creation-date>2013-05-08T20:58:00</meta:creation-date>
    <dc:date>2013-05-09T10:23:00</dc:date>
    <meta:editing-duration>PT1H26M50S</meta:editing-duration>
    <meta:generator>LibreOffice/4.0.2.2$Linux_X86_64 LibreOffice_project/4c82dcdd6efcd48b1d8bba66bfe1989deee49c3</meta:generator>
    <meta:document-statistic meta:table-count="0" meta:image-count="0" meta:object-count="0" meta:page-count="8" meta:paragraph-count="132" meta:word-count="620" meta:character-count="1632" meta:non-whitespace-character-count="13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